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 fo:orphans="0" fo:widows="0" fo:hyphenation-ladder-count="no-limit" fo:break-before="page" style:text-autospace="ideograph-alpha" style:punctuation-wrap="hanging" style:line-break="strict" style:writing-mode="lr-tb"/>
      <style:text-properties fo:color="#000000" loext:opacity="100%" fo:font-size="12pt" style:font-size-asian="12pt" style:language-asian="es" style:country-asian="ES" style:font-size-complex="12pt" style:language-complex="es" style:country-complex="ES" fo:hyphenate="false" fo:hyphenation-remain-char-count="2" fo:hyphenation-push-char-count="2" loext:hyphenation-no-caps="false"/>
    </style:style>
    <style:style style:name="P2" style:family="paragraph" style:parent-style-name="Text_20_body">
      <style:paragraph-properties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fo:color="#000000" loext:opacity="100%" fo:font-size="13pt" style:font-size-asian="12pt" style:language-asian="es" style:country-asian="ES" style:font-size-complex="12pt" style:language-complex="es" style:country-complex="ES" fo:hyphenate="false" fo:hyphenation-remain-char-count="2" fo:hyphenation-push-char-count="2" loext:hyphenation-no-caps="false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paragraph-properties fo:margin-top="0cm" fo:margin-bottom="0cm" style:contextual-spacing="false"/>
      <style:text-properties fo:font-size="13pt"/>
    </style:style>
    <style:style style:name="P5" style:family="paragraph" style:parent-style-name="Text_20_body">
      <style:paragraph-properties fo:margin-top="0cm" fo:margin-bottom="0cm" style:contextual-spacing="false"/>
      <style:text-properties fo:font-size="13pt" officeooo:rsid="0012c33a" officeooo:paragraph-rsid="0012c33a"/>
    </style:style>
    <style:style style:name="P6" style:family="paragraph" style:parent-style-name="Text_20_body">
      <style:paragraph-properties fo:margin-top="0cm" fo:margin-bottom="0cm" style:contextual-spacing="false"/>
      <style:text-properties fo:font-size="13pt" officeooo:paragraph-rsid="000f0683"/>
    </style:style>
    <style:style style:name="P7" style:family="paragraph" style:parent-style-name="Text_20_body">
      <style:paragraph-properties fo:margin-top="0cm" fo:margin-bottom="0cm" style:contextual-spacing="false"/>
      <style:text-properties fo:font-size="13pt" officeooo:paragraph-rsid="0010c43f"/>
    </style:style>
    <style:style style:name="P8" style:family="paragraph" style:parent-style-name="Text_20_body">
      <style:paragraph-properties fo:margin-top="0cm" fo:margin-bottom="0cm" style:contextual-spacing="false"/>
      <style:text-properties fo:font-size="13pt" officeooo:rsid="00145446" officeooo:paragraph-rsid="00145446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0f0683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0c43f"/>
    </style:style>
    <style:style style:name="T1" style:family="text">
      <style:text-properties officeooo:rsid="000f0683"/>
    </style:style>
    <style:style style:name="T2" style:family="text">
      <style:text-properties officeooo:rsid="0010c43f"/>
    </style:style>
    <style:style style:name="T3" style:family="text">
      <style:text-properties officeooo:rsid="00145446"/>
    </style:style>
    <style:style style:name="T4" style:family="text">
      <style:text-properties fo:font-size="13pt"/>
    </style:style>
    <style:style style:name="T5" style:family="text">
      <style:text-properties fo:font-size="13pt" officeooo:rsid="001454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Balnearios </text:p>
      <text:p text:style-name="P3"/>
      <text:p text:style-name="P4">Deséxase desenvolver unha base de datos para rexistrar os datos correspondentes a estancias termais nunha serie de balnearios por parte dunha serie de pacientes. Disena o E/R correspondente ao seguinte análise de requisitos:</text:p>
      <text:p text:style-name="P8"/>
      <text:p text:style-name="P8">Existen poboacions das que se anota o seu codigo e nome </text:p>
      <text:p text:style-name="P4"/>
      <text:p text:style-name="P3">Os pacientes identifícanse polo seu NIF e recollese o seu nome, <text:span text:style-name="T3">poboacion </text:span><text:s/>onde viven e ingresos mensuais</text:p>
      <text:p text:style-name="P9"/>
      <text:p text:style-name="P3"><text:span text:style-name="T4">Os balnearios identifícanse por un código e ademais se recolle o seu nome <text:s/>, <text:s/>telefono, </text:span><text:span text:style-name="T5">poboacion onde estan situados </text:span><text:span text:style-name="T4"><text:s/>e coste diario por persoa.</text:span></text:p>
      <text:p text:style-name="P3"/>
      <text:p text:style-name="P4">De cada mineral recollese un codigo e un nome (non se repite). </text:p>
      <text:p text:style-name="P4"/>
      <text:p text:style-name="P4">Interesa tamén rexistrar os tipos de augas de que dispoñen os balnearios , e a tal efecto anótase un código para cada tipo de auga así como o seu tipo. Pode o<text:span text:style-name="T1">c</text:span>urrir que un mesmo tipo de agua se atope en varios balnearios . <text:s/>Tamén se rexistra a cantidade en miligramos <text:s/>dos minerais que interveñen na <text:s/>composición de cada <text:s text:c="2"/><text:span text:style-name="T1">tipo de </text:span>auga , podendo suceder que un mesmo mineral entre na composición de mais dun tipo de auga.</text:p>
      <text:p text:style-name="P6"/>
      <text:p text:style-name="P4">De cada zona corporal <text:s/>anótase un código e o seu nome.</text:p>
      <text:p text:style-name="P4"/>
      <text:p text:style-name="P7"/>
      <text:p text:style-name="P4">Os pacientes poden padecer <text:span text:style-name="T2">de mais dunha </text:span>dunha zona corporal, e <text:s text:c="2"/>e as augas tamén poden estar indicadas para mais dunha zona_corporal, e pode <text:s/>darse o caso de que para unha mesma zona esten indicadas varias mais dunha <text:s/>auga.</text:p>
      <text:p text:style-name="P10"/>
      <text:p text:style-name="P4">Son os médicos os que prescriben o balneario a os pacientes . A tal efecto desexa rexistrarse que medico prescribe o balneario a cada paciente ca data de entrada e saída do balneario, sabéndose que os pacientes agudos so poden ir a balnearios de segunda categoría e os crónicos poden ir a calquera balneario. Sábese que os balnearios de 1ª categoría poden dispoñer en algúns casos de fisioterapeuta deséxandose anotar se dispoñen ou non do mesmo.</text:p>
      <text:p text:style-name="P3"/>
      <text:p text:style-name="P4">De cada médico recóllese un código, un nome, e o <text:s/>médico que ten por xefe. Un mesmo médico pode ser xefe de varios.</text:p>
      <text:p text:style-name="P3"/>
      <text:p text:style-name="P4">Tamén interesa recoller a información de en que habitación de hotel se hospeda cada paciente, ca data de entrada e saída da súa estancia. A tal efecto cada habitación de hotel identificase a partir do hotel en que se atopa engadíndolle un numero. Dos hoteis interesa anotar o seu nome (non se repite).</text:p>
      <text:p text:style-name="P4"/>
      <text:p text:style-name="P5"/>
      <text:p text:style-name="P4"><text:soft-page-break/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gl" fo:country="ES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09T13:54:24</meta:creation-date>
    <dc:date>2021-11-17T20:21:46.514958587</dc:date>
    <meta:editing-duration>PT43M24S</meta:editing-duration>
    <meta:editing-cycles>9</meta:editing-cycles>
    <meta:generator>LibreOffice/7.3.6.2$Linux_X86_64 LibreOffice_project/30$Build-2</meta:generator>
    <meta:document-statistic meta:table-count="0" meta:image-count="0" meta:object-count="0" meta:page-count="2" meta:paragraph-count="12" meta:word-count="378" meta:character-count="2166" meta:non-whitespace-character-count="1782"/>
  </office:meta>
</office:document-meta>
</file>